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3">
      <style:graphic-properties draw:stroke="none" svg:stroke-width="0cm" draw:fill="none" draw:textarea-vertical-align="middle" draw:auto-grow-height="false" draw:fit-to-size="false" style:shrink-to-fit="true" fo:min-height="2.374cm" fo:min-width="24.699cm" fo:padding-top="0.125cm" fo:padding-bottom="0.125cm" fo:padding-left="0.25cm" fo:padding-right="0.25cm" fo:wrap-option="wrap"/>
      <style:paragraph-properties style:writing-mode="lr-tb"/>
    </style:style>
    <style:style style:name="gr3" style:family="graphic" style:parent-style-name="standard" style:list-style-name="L4">
      <style:graphic-properties draw:stroke="none" svg:stroke-width="0cm" draw:fill="none" draw:textarea-vertical-align="top" draw:auto-grow-height="false" draw:fit-to-size="false" style:shrink-to-fit="false" fo:min-height="10.144cm" fo:min-width="24.699cm" fo:padding-top="0.125cm" fo:padding-bottom="0.125cm" fo:padding-left="0.25cm" fo:padding-right="0.25cm" fo:wrap-option="wrap"/>
      <style:paragraph-properties style:writing-mode="lr-tb"/>
    </style:style>
    <style:style style:name="gr4" style:family="graphic" style:parent-style-name="standard" style:list-style-name="L5">
      <style:graphic-properties draw:stroke="none" svg:stroke-width="0cm" draw:fill="none" draw:textarea-vertical-align="middle" draw:auto-grow-height="false" draw:fit-to-size="false" style:shrink-to-fit="false" fo:min-height="0.588cm" fo:min-width="6.033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middle" draw:auto-grow-height="false" draw:fit-to-size="false" style:shrink-to-fit="true" fo:min-height="2.598cm" fo:min-width="24.699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true" fo:min-height="10.144cm" fo:min-width="24.699cm" fo:padding-top="0.125cm" fo:padding-bottom="0.125cm" fo:padding-left="0.25cm" fo:padding-right="0.25cm" fo:wrap-option="wrap"/>
      <style:paragraph-properties style:writing-mode="lr-tb"/>
    </style:style>
    <style:style style:name="gr7" style:family="graphic" style:parent-style-name="standard" style:list-style-name="L5">
      <style:graphic-properties draw:stroke="none" svg:stroke-width="0cm" draw:fill="none" draw:textarea-vertical-align="middle" draw:auto-grow-height="false" draw:fit-to-size="false" style:shrink-to-fit="false" fo:min-height="0.588cm" fo:min-width="6.033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false" draw:fit-to-size="false" style:shrink-to-fit="false" fo:min-height="12.228cm" fo:min-width="24.699cm" fo:padding-top="0.125cm" fo:padding-bottom="0.125cm" fo:padding-left="0.25cm" fo:padding-right="0.25cm" fo:wrap-option="wrap"/>
      <style:paragraph-properties style:writing-mode="lr-tb"/>
    </style:style>
    <style:style style:name="gr9" style:family="graphic" style:parent-style-name="standard" style:list-style-name="L5">
      <style:graphic-properties draw:stroke="none" svg:stroke-width="0cm" draw:fill="none" draw:textarea-vertical-align="middle" draw:auto-grow-height="false" draw:fit-to-size="false" style:shrink-to-fit="false" fo:min-height="0.588cm" fo:min-width="6.033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middle" draw:auto-grow-height="false" draw:fit-to-size="false" style:shrink-to-fit="false" fo:min-height="0.918cm" fo:min-width="24.699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10.144cm" fo:min-width="24.699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middle" draw:auto-grow-height="false" draw:fit-to-size="false" style:shrink-to-fit="false" fo:min-height="0.588cm" fo:min-width="6.033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12.393cm" fo:min-width="24.699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middle" draw:auto-grow-height="false" draw:fit-to-size="false" style:shrink-to-fit="false" fo:min-height="0.588cm" fo:min-width="6.033cm" fo:padding-top="0.125cm" fo:padding-bottom="0.125cm" fo:padding-left="0.25cm" fo:padding-right="0.25cm" fo:wrap-option="wrap"/>
      <style:paragraph-properties style:writing-mode="lr-tb"/>
    </style:style>
    <style:style style:name="pr1" style:family="presentation" style:parent-style-name="Standard-title">
      <style:graphic-properties draw:auto-grow-height="true" fo:min-height="2.629cm"/>
      <style:paragraph-properties style:writing-mode="lr-tb"/>
    </style:style>
    <style:style style:name="pr2" style:family="presentation" style:parent-style-name="Standard-subtitle">
      <style:graphic-properties draw:fill-color="#ffffff" draw:auto-grow-height="true"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2.629cm"/>
      <style:paragraph-properties style:writing-mode="lr-tb"/>
    </style:style>
    <style:style style:name="pr5" style:family="presentation" style:parent-style-name="Standard-outline1">
      <style:graphic-properties fo:min-height="8.884cm"/>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margin-left="0cm" fo:margin-right="0cm" fo:margin-top="0.226cm" fo:margin-bottom="0cm" fo:line-height="100%" fo:text-align="start" fo:text-indent="0cm"/>
    </style:style>
    <style:style style:name="P5" style:family="paragraph">
      <style:paragraph-properties fo:margin-top="0cm" fo:margin-bottom="0cm" fo:line-height="100%" fo:text-align="center"/>
      <style:text-properties fo:font-size="14.8999996185303pt"/>
    </style:style>
    <style:style style:name="P6" style:family="paragraph">
      <loext:graphic-properties draw:fill="none"/>
      <style:paragraph-properties fo:margin-top="0cm" fo:margin-bottom="0cm" fo:line-height="100%" fo:text-align="center" style:font-independent-line-spacing="true"/>
      <style:text-properties fo:font-size="14.8999996185303pt"/>
    </style:style>
    <style:style style:name="P7" style:family="paragraph">
      <style:paragraph-properties fo:margin-left="0cm" fo:margin-right="0cm" fo:margin-top="0.226cm" fo:margin-bottom="0cm" fo:line-height="100%" fo:text-align="start" fo:text-indent="0cm"/>
      <style:text-properties fo:font-size="14.8999996185303pt"/>
    </style:style>
    <style:style style:name="P8" style:family="paragraph">
      <loext:graphic-properties draw:fill="none"/>
      <style:paragraph-properties fo:margin-left="0cm" fo:margin-right="0cm" fo:margin-top="0.226cm" fo:margin-bottom="0cm" fo:line-height="100%" fo:text-align="start" fo:text-indent="0cm" style:font-independent-line-spacing="true"/>
      <style:text-properties fo:font-size="14.8999996185303pt"/>
    </style:style>
    <style:style style:name="P9" style:family="paragraph">
      <style:paragraph-properties fo:margin-top="0cm" fo:margin-bottom="0cm" fo:line-height="100%" fo:text-align="end"/>
      <style:text-properties fo:font-size="14.8999996185303pt"/>
    </style:style>
    <style:style style:name="P10" style:family="paragraph">
      <loext:graphic-properties draw:fill="none"/>
      <style:paragraph-properties fo:margin-top="0cm" fo:margin-bottom="0cm" fo:line-height="100%" fo:text-align="end" style:font-independent-line-spacing="true"/>
      <style:text-properties fo:font-size="14.8999996185303pt"/>
    </style:style>
    <style:style style:name="P11" style:family="paragraph">
      <loext:graphic-properties draw:fill-color="#ffffff"/>
      <style:text-properties fo:font-size="20pt"/>
    </style:style>
    <style:style style:name="P12" style:family="paragraph">
      <loext:graphic-properties draw:fill-color="#ffffff"/>
      <style:text-properties fo:font-size="28.1000003814697pt"/>
    </style:style>
    <style:style style:name="T1" style:family="text">
      <style:text-properties fo:font-variant="normal" fo:text-transform="none" fo:color="#000000" loext:opacity="100%" style:text-line-through-style="none" style:text-line-through-type="none" style:text-position="0% 100%" style:font-name="Calibri"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 fo:font-size="12pt" fo:letter-spacing="normal"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40pt" fo:letter-spacing="normal" fo:language="fr" fo:country="FR"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36pt" fo:letter-spacing="normal" fo:language="fr" fo:country="FR" fo:font-style="normal" style:text-underline-style="none" fo:font-weight="normal"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 text:style-name="P1">Laïcité</text:p>
          </draw:text-box>
        </draw:frame>
        <draw:frame presentation:style-name="pr2" draw:text-style-name="P2" draw:layer="layout" svg:width="25.199cm" svg:height="9.134cm" svg:x="1.4cm" svg:y="3.685cm" presentation:class="subtitle">
          <draw:text-box>
            <text:p text:style-name="P1">Résumé</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2.629cm" svg:x="1.4cm" svg:y="0.628cm" presentation:class="title">
          <draw:text-box>
            <text:p>BASES</text:p>
          </draw:text-box>
        </draw:frame>
        <draw:frame presentation:style-name="pr5" draw:layer="layout" svg:width="25.199cm" svg:height="9.134cm" svg:x="1.4cm" svg:y="3.685cm" presentation:class="outline">
          <draw:text-box>
            <text:list text:style-name="L2">
              <text:list-item>
                <text:p>La laïcité, c’est l’affirmation concrète de la liberté de conscience et de la neutralité de l’État.</text:p>
              </text:list-item>
              <text:list-item>
                <text:p>« En 1905, il s’agissait de mettre fin à un affrontement redoutable, et qui fut même parfois violent, entre ceux qui voulaient chasser la religion de l’espace public et ceux qui voulaient y maintenir une présence institutionnelle de l’Église catholique ». Henri Leclerc</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29cm" svg:x="1.4cm" svg:y="0.628cm" presentation:class="title">
          <draw:text-box>
            <text:p>1. Historiquement</text:p>
          </draw:text-box>
        </draw:frame>
        <draw:frame presentation:style-name="pr5" draw:layer="layout" svg:width="25.199cm" svg:height="9.134cm" svg:x="1.4cm" svg:y="3.685cm" presentation:class="outline">
          <draw:text-box>
            <text:list text:style-name="L2">
              <text:list-item>
                <text:p>La laïcité marque la fin de la catholicité.</text:p>
              </text:list-item>
              <text:list-item>
                <text:p text:style-name="P4"><text:span text:style-name="T1">Un régime politico-religieux où la religion </text:span><text:span text:style-name="T1">catholique était religion d’Etat qui pouvait ainsi </text:span><text:span text:style-name="T1">s’imposer à tous y compris par la violence. </text:span></text:p>
              </text:list-item>
              <text:list-item>
                <text:p text:style-name="P4"><text:span text:style-name="T1">Ainsi, « qui n’était pas catholique, c’est-à-dire juif </text:span><text:span text:style-name="T1">ou protestant, au royaume de France, ou ne </text:span><text:span text:style-name="T1">bénéficiait d’aucun droit, ou ne jouissait que de </text:span><text:span text:style-name="T1">droits limités »</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29cm" svg:x="1.4cm" svg:y="0.628cm" presentation:class="title">
          <draw:text-box>
            <text:p>DDHC</text:p>
          </draw:text-box>
        </draw:frame>
        <draw:frame presentation:style-name="pr5" draw:layer="layout" svg:width="25.199cm" svg:height="9.134cm" svg:x="1.4cm" svg:y="3.685cm" presentation:class="outline">
          <draw:text-box>
            <text:list text:style-name="L2">
              <text:list-item>
                <text:p text:style-name="P4"><text:span text:style-name="T1">DDHC, 1789, article 10:</text:span></text:p>
              </text:list-item>
              <text:list-item>
                <text:p text:style-name="P4"><text:span text:style-name="T1">« Nul ne doit être inquiété pour ses opinions, </text:span><text:span text:style-name="T1">même religieuses, pourvu que leur manifestation </text:span><text:span text:style-name="T1">ne trouble pas l'ordre public établi par la Loi ».</text:span></text:p>
              </text:list-item>
              <text:list-item>
                <text:p text:style-name="P4"><text:span text:style-name="T1">Il s’agit de l’ordre public matériel, défini par le </text:span><text:span text:style-name="T1">triptyque:</text:span></text:p>
              </text:list-item>
              <text:list-item>
                <text:p text:style-name="P4"><text:span text:style-name="T1">Tranquillité, sécurité, salubrité.</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Blank_20_Slide">
        <draw:custom-shape draw:name="TextShape 1" draw:style-name="gr2" draw:text-style-name="P6" draw:layer="layout" svg:width="25.198cm" svg:height="2.623cm" svg:x="1.4cm" svg:y="0.631cm">
          <text:p text:style-name="P5"><text:span text:style-name="T2">2. La définition jurid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3" draw:text-style-name="P8" draw:layer="layout" svg:width="25.198cm" svg:height="10.393cm" svg:x="1.4cm" svg:y="3.675cm">
          <text:list text:style-name="L4">
            <text:list-item>
              <text:p text:style-name="P7"><text:span text:style-name="T1">Elle « découle de la première : la laïcité, c’est la liberté publique de conscience, pour tous et pour toutes, pour chacun et pour chacune  ».</text:span></text:p>
            </text:list-item>
            <text:list-item>
              <text:p text:style-name="P7"><text:span text:style-name="T1">Il s’agit de la liberté de croire comme de ne pas croire et de changer de religion et de l’exprimer dans les limites qui sont celles de la liberté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0" draw:style-name="gr4" draw:text-style-name="P10" draw:layer="layout" svg:width="6.532cm" svg:height="0.837cm" svg:x="20.066cm" svg:y="14.598cm">
          <text:p text:style-name="P9"><text:span text:style-name="T3"><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3" draw:master-page-name="Blank_20_Slide" presentation:presentation-page-layout-name="AL2T1">
        <draw:frame presentation:style-name="pr7" draw:layer="layout" svg:width="25.199cm" svg:height="9.134cm" svg:x="1.4cm" svg:y="3.684cm" presentation:class="outline">
          <draw:text-box>
            <text:list text:style-name="L6">
              <text:list-item>
                <text:p text:style-name="P4"><text:span text:style-name="T1">d’expression: diffamation, incitation à la haine </text:span><text:span text:style-name="T1">raciale, appel au meurtre…</text:span></text:p>
              </text:list-item>
              <text:list-item>
                <text:p text:style-name="P4"><text:span text:style-name="T1">La liberté de conscience donne aussi droit à la </text:span><text:span text:style-name="T1">clause de conscience.</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Blank_20_Slide">
        <draw:custom-shape draw:name="TextShape 1_0" draw:style-name="gr5" draw:text-style-name="P6" draw:layer="layout" svg:width="25.198cm" svg:height="2.847cm" svg:x="1.4cm" svg:y="0.826cm">
          <text:p text:style-name="P5"><text:span text:style-name="T4">3. « La laïcité c’est la pacification des esprits par le droit » </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6" draw:text-style-name="P8" draw:layer="layout" svg:width="25.198cm" svg:height="10.393cm" svg:x="1.4cm" svg:y="3.675cm">
          <text:list text:style-name="L4">
            <text:list-item>
              <text:p text:style-name="P7"><text:span text:style-name="T1">En France il y a un lien étroit entre la laïcité et la construction de la république comme État de droit, si on entend par État de droit </text:span></text:p>
            </text:list-item>
            <text:list-item>
              <text:p text:style-name="P7"><text:span text:style-name="T1">Un État qui n’est pas soumis à l’arbitraire d’un seul, ou d’un groupe, </text:span></text:p>
            </text:list-item>
            <text:list-item>
              <text:p text:style-name="P7"><text:span text:style-name="T1">Un État où les pouvoirs sont séparés, pour se préserver de toute tentation d’abus de pouvoir, </text:span></text:p>
            </text:list-item>
            <text:list-item>
              <text:p text:style-name="P7"><text:span text:style-name="T1">Un État où ceux qui prennent des décisions pour les autres y ont été formellement reconnus pour le faire et sont assujettis à des règles et à des contrôles pour le fai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1" draw:style-name="gr7" draw:text-style-name="P10" draw:layer="layout" svg:width="6.532cm" svg:height="0.837cm" svg:x="20.066cm" svg:y="14.598cm">
          <text:p text:style-name="P9"><text:span text:style-name="T3"><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3" draw:master-page-name="Blank_20_Slide">
        <draw:custom-shape draw:name="TextShape 1_1" draw:style-name="gr8" draw:text-style-name="P8" draw:layer="layout" svg:width="25.198cm" svg:height="12.477cm" svg:x="1.4cm" svg:y="1.59cm">
          <text:list text:style-name="L4">
            <text:list-item>
              <text:p text:style-name="P7"><text:span text:style-name="T1">Un État où les individus et citoyens se voient reconnaître une capacité d’agir, et pas uniquement dans l’espace privé, librement et dans les limites de la loi, </text:span></text:p>
            </text:list-item>
            <text:list-item>
              <text:p text:style-name="P7"><text:span text:style-name="T1">Un État où les normes s’inscrivent dans un cadre où, au moins, sont reconnus aux individus et citoyens des droits et libertés fondamentaux.</text:span></text:p>
            </text:list-item>
            <text:list-item>
              <text:p text:style-name="P7"><text:span text:style-name="T1">Dans un État laïque, il ne saurait y avoir de règle religieuse au-dessus de la loi civile.</text:span></text:p>
            </text:list-item>
          </text:list>
          <text:p text:style-name="P7"><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0" draw:layer="layout" svg:width="6.532cm" svg:height="0.837cm" svg:x="20.066cm" svg:y="14.598cm">
          <text:p text:style-name="P9"><text:span text:style-name="T3"><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3" draw:master-page-name="Blank_20_Slide">
        <draw:custom-shape draw:name="TextShape 1_2" draw:style-name="gr10" draw:text-style-name="P6" draw:layer="layout" svg:width="25.198cm" svg:height="1.167cm" svg:x="1.4cm" svg:y="2.087cm">
          <text:p text:style-name="P5"><text:span text:style-name="T5">4. « La laïcité, c’est l’émancipation des esprits par la raison »</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1" draw:text-style-name="P8" draw:layer="layout" svg:width="25.198cm" svg:height="10.393cm" svg:x="1.4cm" svg:y="3.675cm">
          <text:list text:style-name="L4">
            <text:list-item>
              <text:p text:style-name="P7"><text:span text:style-name="T1">Cette définition, qui fait de la laïcité une philosophie de l’émancipation des individus par la raison, donc, en ce sens, une finalité, est absolument essentielle si l’on veut saisir que la laïcité peut être une dynamique instable, et si l’on veut saisir aussi la portée des surenchères dont la laïcité fait l’objet aujourd’hu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2" draw:style-name="gr12" draw:text-style-name="P10" draw:layer="layout" svg:width="6.532cm" svg:height="0.837cm" svg:x="20.066cm" svg:y="14.598cm">
          <text:p text:style-name="P9"><text:span text:style-name="T3"><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3" draw:master-page-name="Blank_20_Slide">
        <draw:custom-shape draw:name="TextShape 1_3" draw:style-name="gr13" draw:text-style-name="P8" draw:layer="layout" svg:width="25.198cm" svg:height="12.642cm" svg:x="1.4cm" svg:y="1.425cm">
          <text:list text:style-name="L4">
            <text:list-item>
              <text:p text:style-name="P7"><text:span text:style-name="T1">Le conflit entre le point 4 et le point 2 est alors évident, dès lors que la croyance religieuse est perçue exclusivement comme un obstacle à l’émancipation des individus par la raison, et dès lors également que cette philosophie de l’émancipation des individus par l’exercice de leur raison, qui donne son sens à la laïcité républicaine, est définie de sorte à présenter la religion comme ennemie à abatt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4" draw:text-style-name="P10" draw:layer="layout" svg:width="6.532cm" svg:height="0.837cm" svg:x="20.066cm" svg:y="14.598cm">
          <text:p text:style-name="P9"><text:span text:style-name="T3"><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2000007629395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draw:fill="none" draw:fill-color="#ffffff" draw:auto-grow-height="false" fo:min-height="1.485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5.199cm" svg:height="2.629cm" svg:x="1.4cm" svg:y="0.628cm" presentation:class="title" presentation:placeholder="true">
        <draw:text-box/>
      </draw:frame>
      <draw:frame presentation:style-name="Blank_20_Slide-outline1" draw:layer="backgroundobjects" svg:width="25.199cm" svg:height="9.134cm" svg:x="1.4cm" svg:y="3.684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8" draw:layer="backgroundobjects" svg:width="9.113cm" svg:height="1.484cm" svg:x="0cm" svg:y="0cm" presentation:class="header">
          <draw:text-box>
            <text:p text:style-name="MP7"><presentation:header/></text:p>
          </draw:text-box>
        </draw:frame>
        <draw:frame presentation:style-name="Mpr4" draw:text-style-name="MP10" draw:layer="backgroundobjects" svg:width="9.113cm" svg:height="1.484cm" svg:x="11.886cm" svg:y="0cm" presentation:class="date-time">
          <draw:text-box>
            <text:p text:style-name="MP9"><presentation:date-time/></text:p>
          </draw:text-box>
        </draw:frame>
        <draw:frame presentation:style-name="Mpr5" draw:text-style-name="MP8" draw:layer="backgroundobjects" svg:width="9.113cm" svg:height="1.484cm" svg:x="0cm" svg:y="28.215cm" presentation:class="footer">
          <draw:text-box>
            <text:p text:style-name="MP7"><presentation:footer/></text:p>
          </draw:text-box>
        </draw:frame>
        <draw:frame presentation:style-name="Mpr5" draw:text-style-name="MP10" draw:layer="backgroundobjects" svg:width="9.113cm" svg:height="1.484cm" svg:x="11.886cm" svg:y="28.215cm" presentation:class="page-number">
          <draw:text-box>
            <text:p text:style-name="MP9"><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6-03T12:00:57.625381415</meta:creation-date>
    <meta:generator>LibreOffice/7.0.3.1$Linux_X86_64 LibreOffice_project/00$Build-1</meta:generator>
    <dc:date>2020-11-23T13:45:08.591734834</dc:date>
    <meta:editing-duration>PT1M57S</meta:editing-duration>
    <meta:editing-cycles>1</meta:editing-cycles>
    <meta:document-statistic meta:object-count="71"/>
  </office:meta>
</office:document-meta>
</file>